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</text:p>
      <text:p text:style-name="Standard"/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office:value-type="string">
              <text:p text:style-name="Table_20_Heading">Column 1</text:p>
            </table:table-cell>
            <table:table-cell table:style-name="Tabelle1.A1" office:value-type="string">
              <text:p text:style-name="Table_20_Heading">Column 2</text:p>
            </table:table-cell>
            <table:table-cell table:style-name="Tabelle1.C1" office:value-type="string">
              <text:p text:style-name="Table_20_Heading">Column 3</text:p>
            </table:table-cell>
          </table:table-row>
        </table:table-header-rows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ext:soft-page-break/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ext:soft-page-break/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A2" office:value-type="float" office:value="2">
            <text:p text:style-name="Table_20_Contents">2</text:p>
          </table:table-cell>
          <table:table-cell table:style-name="Tabelle1.C2" office:value-type="float" office:value="3">
            <text:p text:style-name="Table_20_Contents">3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5">
            <text:p text:style-name="Table_20_Contents">5</text:p>
          </table:table-cell>
          <table:table-cell table:style-name="Tabelle1.C2" office:value-type="float" office:value="6">
            <text:p text:style-name="Table_20_Contents">6</text:p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8">
            <text:p text:style-name="Table_20_Contents">8</text:p>
          </table:table-cell>
          <table:table-cell table:style-name="Tabelle1.C2" office:value-type="float" office:value="9">
            <text:p text:style-name="Table_20_Contents">9</text:p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C2" office:value-type="float" office:value="12">
            <text:p text:style-name="Table_20_Contents">1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5:35:02.50</meta:creation-date>
    <dc:date>2014-03-30T09:54:00.66</dc:date>
    <meta:editing-duration>PT4M51S</meta:editing-duration>
    <meta:editing-cycles>3</meta:editing-cycles>
    <meta:generator>OpenOffice/4.0.1$Win32 OpenOffice.org_project/401m5$Build-9714</meta:generator>
    <meta:document-statistic meta:table-count="1" meta:image-count="0" meta:object-count="0" meta:page-count="3" meta:paragraph-count="244" meta:word-count="248" meta:character-count="337"/>
  </office:meta>
</office:document-meta>
</file>